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7cm" fo:min-width="4.151cm"/>
    </style:style>
    <style:style style:name="co1" style:family="table-column">
      <style:table-column-properties style:column-width="1.306cm" style:use-optimal-column-width="false"/>
    </style:style>
    <style:style style:name="co2" style:family="table-column">
      <style:table-column-properties style:column-width="1.436cm" style:use-optimal-column-width="false"/>
    </style:style>
    <style:style style:name="co3" style:family="table-column">
      <style:table-column-properties style:column-width="1.324cm" style:use-optimal-column-width="false"/>
    </style:style>
    <style:style style:name="co4" style:family="table-column">
      <style:table-column-properties style:column-width="1.286cm" style:use-optimal-column-width="false"/>
    </style:style>
    <style:style style:name="co5" style:family="table-column">
      <style:table-column-properties style:column-width="7.854cm" style:use-optimal-column-width="false"/>
    </style:style>
    <style:style style:name="ro1" style:family="table-row">
      <style:table-row-properties style:row-height="1.063cm"/>
    </style:style>
    <style:style style:name="ro2" style:family="table-row">
      <style:table-row-properties style:row-height="1.011cm"/>
    </style:style>
    <style:style style:name="ro3" style:family="table-row">
      <style:table-row-properties style:row-height="1.081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margin-top="0cm" fo:margin-bottom="0cm" fo:text-align="center" fo:border="none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size="12pt" style:font-size-asian="12pt" style:font-size-complex="12pt"/>
    </style:style>
    <style:style style:name="ce3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0.001cm solid #000000" fo:border-top="none" fo:border-bottom="0.001cm solid #000000"/>
      <style:text-properties fo:font-size="12pt" style:font-size-asian="12pt" style:font-size-complex="1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none" fo:border-bottom="0.001cm solid #000000"/>
      <style:text-properties fo:font-size="12pt" style:font-size-asian="12pt" style:font-size-complex="1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="0.001cm solid #000000"/>
      <style:text-properties fo:font-size="12pt" style:font-size-asian="12pt" style:font-size-complex="12pt"/>
    </style:style>
    <style:style style:name="ce6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text-align="center" fo:border-left="0.001cm solid #000000" fo:border-right="none" fo:border-top="0.001cm solid #000000" fo:border-bottom="0.001cm solid #000000"/>
      <style:text-properties fo:font-size="12pt" style:font-size-asian="12pt" style:font-size-complex="12pt"/>
    </style:style>
    <style:style style:name="ce7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margin-top="0cm" fo:margin-bottom="0cm" fo:border-left="0.001cm solid #000000" fo:border-right="none" fo:border-top="none" fo:border-bottom="none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'Lucida Sans'" style:font-family-generic-complex="system" style:font-pitch-complex="variable" style:font-size-complex="12p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style:text-autospace="none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family="Arial" style:font-family-generic="roman" style:font-pitch="variable" fo:font-size="11pt" style:letter-kerning="true" style:font-family-asian="'Microsoft YaHei'" style:font-family-generic-asian="system" style:font-pitch-asian="variable" style:font-size-asian="11pt" style:font-family-complex="'Lucida Sans'" style:font-family-generic-complex="system" style:font-pitch-complex="variable" style:font-size-complex="11pt"/>
    </style:style>
    <style:style style:name="T5" style:family="text">
      <style:text-properties fo:color="#000000" fo:font-family="Calibri" style:font-family-generic="swiss" fo:font-size="14pt" style:letter-kerning="true" style:font-family-asian="Calibri" style:font-family-generic-asian="swiss" style:font-size-asian="14pt" style:font-family-complex="Calibri" style:font-family-generic-complex="swis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205cm" svg:height="9.324cm" svg:x="2.651cm" svg:y="1.3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 table:style-name="ce4">
                <text:p text:style-name="P2"><text:span text:style-name="T3">M</text:span></text:p>
              </table:table-cell>
              <table:table-cell table:style-name="ce2">
                <text:p text:style-name="P3"><text:span text:style-name="T2"><text:s text:c="2"/></text:span><text:span text:style-name="T2">TRS-IO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2">
                <text:p text:style-name="P3"><text:span text:style-name="T2"><text:s text:c="2"/></text:span><text:span text:style-name="T2">PocketTRS (Model 1)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Reserved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III)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0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4)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>
                <text:p text:style-name="P1"><text:span text:style-name="T2">1</text:span></text:p>
              </table:table-cell>
              <table:table-cell table:style-name="ce6">
                <text:p text:style-name="P2"><text:span text:style-name="T3">E</text:span></text:p>
              </table:table-cell>
              <table:table-cell table:style-name="ce7">
                <text:p text:style-name="P3"><text:span text:style-name="T4"><text:s text:c="2"/></text:span><text:span text:style-name="T4">PocketTRS (Model 4P)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0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Custom 1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>
                <text:p text:style-name="P1"><text:span text:style-name="T2">1</text:span></text:p>
              </table:table-cell>
              <table:table-cell table:style-name="ce6"/>
              <table:table-cell table:style-name="ce7">
                <text:p text:style-name="P3"><text:span text:style-name="T4"><text:s text:c="2"/></text:span><text:span text:style-name="T4">Custom 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5.717cm" svg:height="2.639cm" svg:x="2.649cm" svg:y="10.906cm">
          <draw:text-box>
            <text:p text:style-name="P4"><text:span text:style-name="T5">M=0 <text:s text:c="2"/>TRS-IO (Model 1)</text:span></text:p>
            <text:p text:style-name="P4"><text:span text:style-name="T5">M=1 <text:s text:c="2"/>TRS-IO (Model III)</text:span></text:p>
            <text:p text:style-name="P4"><text:span text:style-name="T5">E=0 <text:s text:c="4"/>Use internal TRS-IO</text:span></text:p>
            <text:p text:style-name="P4"><text:span text:style-name="T5">E=1 <text:s text:c="4"/>Use external TRS-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23-10-12T17:34:15.54</meta:creation-date>
    <dc:date>2023-11-20T19:48:50.06</dc:date>
    <dc:creator>Arno Puder</dc:creator>
    <meta:editing-duration>PT5H58M34S</meta:editing-duration>
    <meta:editing-cycles>6</meta:editing-cycles>
    <meta:generator>OpenOffice/4.1.13$Win32 OpenOffice.org_project/4113m1$Build-9810</meta:generator>
    <meta:document-statistic meta:object-count="2"/>
  </office:meta>
</office:document-meta>
</file>